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bf2aa"/>
    </style:style>
    <style:style style:name="P2" style:family="paragraph" style:parent-style-name="Standard">
      <style:text-properties officeooo:rsid="000bf2aa" officeooo:paragraph-rsid="000bf2aa"/>
    </style:style>
    <style:style style:name="P3" style:family="paragraph" style:parent-style-name="Standard">
      <style:text-properties officeooo:rsid="000c22b0" officeooo:paragraph-rsid="000c22b0"/>
    </style:style>
    <style:style style:name="P4" style:family="paragraph" style:parent-style-name="Text_20_body">
      <style:text-properties officeooo:rsid="000c22b0" officeooo:paragraph-rsid="000c22b0"/>
    </style:style>
    <style:style style:name="P5" style:family="paragraph" style:parent-style-name="Text_20_body">
      <style:paragraph-properties fo:break-before="page"/>
      <style:text-properties officeooo:rsid="000c22b0" officeooo:paragraph-rsid="000c22b0"/>
    </style:style>
    <style:style style:name="T1" style:family="text">
      <style:text-properties officeooo:rsid="000bf2aa"/>
    </style:style>
    <style:style style:name="T2" style:family="text">
      <style:text-properties officeooo:rsid="000c22b0"/>
    </style:style>
    <style:style style:name="T3" style:family="text">
      <style:text-properties fo:font-variant="normal" fo:text-transform="none" fo:color="#1d2125" loext:opacity="100%" fo:font-family="apple-system, BlinkMacSystemFont, 'Segoe UI', Roboto, 'Helvetica Neue', Arial, 'Noto Sans', 'Liberation Sans', sans-serif, 'Apple Color Emoji', 'Segoe UI Emoji', 'Segoe UI Symbol', 'Noto Color Emoji'" fo:font-size="11.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rte 1 basada en esta noticia </text:span><text:a xlink:type="simple" xlink:href="https://www.juntadeandalucia.es/export/drupaljda/PHE_0070_2019.pdf" text:style-name="Internet_20_link" text:visited-style-name="Visited_20_Internet_20_Link">Pudo haberse evitado nº 70</text:a> </text:p>
      <text:p text:style-name="P1"/>
      <text:p text:style-name="P2">resumen: trabajador de 40 años contratado como peón estaba asegurando y colocando planchas ya colocadas por el y otros dos individuos para el tejado, después de pisar sobre un lucernario este <text:s/>rompe y acaba callendo 13 metros y fallece</text:p>
      <text:p text:style-name="P2"/>
      <text:p text:style-name="P2">factores de riesgo:</text:p>
      <text:p text:style-name="P2"/>
      <text:p text:style-name="P2">condicion de seguridad: equipos de trabajo(<text:span text:style-name="T2">rotura de material, falta de equipamiento de protección</text:span>)</text:p>
      <text:p text:style-name="P2"/>
      <text:p text:style-name="P2"/>
      <text:p text:style-name="P3">parte 2</text:p>
      <text:p text:style-name="P3"/>
      <text:p text:style-name="P3"><text:span text:style-name="T3">A) Un trabajador percibe que se habían quedado restos de plásticos en el interior de la máquina y se dispone a retirarlo introduciendo su brazo (sin pararla). En ese momento la máquina se cierra, atrapándole el brazo y produciendo su amputación. En la parte frontal del equipo de trabajo hay una señal de advertencia en color rojo, que indica “peligro, no manipular la máquina sin parar”.</text:span> </text:p>
      <text:p text:style-name="P3"/>
      <text:p text:style-name="P3"/>
      <text:p text:style-name="P4"><text:bookmark text:name="yui_3_18_1_1_1758555609406_48"/>Identifica qué tipo de imprudencia se comete en cada caso (profesional o temeraria).</text:p>
      <text:p text:style-name="P4"/>
      <text:p text:style-name="P4">temararia, ya que existia una señalización clara que explicaba que no se manipulara mientras estaviera en funcionamiento</text:p>
      <text:p text:style-name="P4"/>
      <text:p text:style-name="P4"/>
      <text:p text:style-name="P4">Propón dos medidas preventivas que podrían haberse aplicado para evitar cada accidente.</text:p>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3">B) A otro trabajador de la construcción se le había advertido que no utilizara el hueco del andamio para descender. Ya se le había hecho esta advertencia por el encargado, desoyéndola el trabajador con expresiones como “a mí me tienes que decir nada”, o que no era necesario “amarrarse”. Al trabajador se le cayó una paleta mientras trabajaba la cuarta planta. El responsable de seguridad le dijo que no hacía falta que bajara, que ya se la subía él. El trabajador hizo caso omiso, bajó por el andamio sin utilizar la escalera y sin estar sujeto por un arnés, momento en el que se precipitó.</text:span> </text:p>
      <text:p text:style-name="P3"/>
      <text:p text:style-name="P3"/>
      <text:p text:style-name="P4"><text:bookmark text:name="Copia de yui_3_18_1_1_1758555609406_48 1"/><text:soft-page-break/>Identifica qué tipo de imprudencia se comete en cada caso (profesional o temeraria).</text:p>
      <text:p text:style-name="P4"/>
      <text:p text:style-name="P4"/>
      <text:p text:style-name="P4"/>
      <text:p text:style-name="P4">Propón dos medidas preventivas que podrían haberse aplicado para evitar cada accidente.</text:p>
      <text:p text:style-name="P3"/>
      <text:p text:style-name="P3"/>
      <text:p text:style-name="P3"/>
      <text:p text:style-name="P5">Explica con tus <text:s/>palabras la diferencia entre ambos tipos de impruden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8:00:00.547402100</meta:creation-date>
    <dc:date>2025-09-22T18:19:47.991535500</dc:date>
    <meta:editing-duration>PT9M20S</meta:editing-duration>
    <meta:editing-cycles>1</meta:editing-cycles>
    <meta:generator>LibreOffice/25.2.5.2$Windows_X86_64 LibreOffice_project/03d19516eb2e1dd5d4ccd751a0d6f35f35e08022</meta:generator>
    <meta:document-statistic meta:table-count="0" meta:image-count="0" meta:object-count="0" meta:page-count="3" meta:paragraph-count="13" meta:word-count="317" meta:character-count="1934" meta:non-whitespace-character-count="1625"/>
  </office:meta>
</office:document-meta>
</file>